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Noto Mono" svg:font-family="'Noto Mono'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bold" style:font-name-complex="Noto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Devanagari" style:font-size-asian="10pt" style:language-asian="hi" style:country-asian="IN" style:font-style-asian="normal" style:font-weight-asian="normal" style:font-name-complex="Noto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arial" fo:font-size="10pt" style:font-size-asian="10pt" style:font-size-complex="10pt"/>
      <style:map style:condition="cell-content()=0" style:apply-style-name="Untitled1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roperty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astmail</text:p>
          </table:table-cell>
          <table:table-cell table:style-name="ce4" office:value-type="string" calcext:value-type="string">
            <text:p>Bedework</text:p>
          </table:table-cell>
          <table:table-cell table:style-name="ce4" office:value-type="string" calcext:value-type="string">
            <text:p>RFC v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TACH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ID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ANAGED-ID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FMTTYP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ATTENDE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UTYP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ARTSTAT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SVP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LEGATED-T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LEGATED-FROM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MEMBE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I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CHEDULE-AGENT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CHEDULE-FORCE-SEND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CHEDULE-STATU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ENT-BY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SCALE</text:p>
          </table:table-cell>
          <table:table-cell table:style-name="ce2"/>
          <table:table-cell table:style-name="ce5" office:value-type="string" calcext:value-type="string">
            <text:p>n/a</text:p>
          </table:table-cell>
          <table:table-cell table:style-name="ce5"/>
          <table:table-cell table:style-name="ce5"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TEGORIE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LETED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FERENC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BEL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NTACT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LTREP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AS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CREATE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EN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TZ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STAMP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TSTART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ZID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E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TION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DAT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RUL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E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LAST-MODIFIED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ALTREP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LANG</text:p>
          </table:table-cell>
          <table:table-cell table:style-name="ce5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METHO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ORGANIZER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EMAIL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N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PERCENT-COMPLETE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ORIT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DI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DAT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CURRENCE-I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RELATED-TO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ELTYP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SOURCES</text:p>
          </table:table-cell>
          <table:table-cell table:style-name="ce2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RUL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QUENCE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LANG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RANSP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D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ARM proper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uggest the key above be i for icalendar to jscalendar, j for jscalendar to icalendar and x for both?</text:p>
          </table:table-cell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2:Sheet1.E69">
            <calcext:condition calcext:apply-style-name="Untitled1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Noto Mono" svg:font-family="'Noto Mono'" style:font-pitch="fixed"/>
    <style:font-face style:name="Noto Sans Devanagari" svg:font-family="'Noto Sans Devanagari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1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Noto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26:51.134555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19T12:47:42.973307650</meta:creation-date>
    <dc:date>2021-01-25T15:35:45.803609182</dc:date>
    <meta:editing-duration>PT18M29S</meta:editing-duration>
    <meta:editing-cycles>3</meta:editing-cycles>
    <meta:generator>LibreOffice/7.0.4.2$MacOSX_X86_64 LibreOffice_project/dcf040e67528d9187c66b2379df5ea4407429775</meta:generator>
    <meta:document-statistic meta:table-count="1" meta:cell-count="176" meta:object-count="0"/>
  </office:meta>
</office:document-meta>
</file>